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5.82083333333333cm"/>
    </style:style>
    <style:style style:name="co2" style:family="table-column">
      <style:table-column-properties fo:break-before="auto" style:column-width="3.2385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14.6261666666667cm" style:use-optimal-column-width="true"/>
    </style:style>
    <style:style style:name="co5" style:family="table-column">
      <style:table-column-properties fo:break-before="auto" style:column-width="8.255cm" style:use-optimal-column-width="true"/>
    </style:style>
    <style:style style:name="co6" style:family="table-column">
      <style:table-column-properties fo:break-before="auto" style:column-width="11.1336666666667cm" style:use-optimal-column-width="true"/>
    </style:style>
    <style:style style:name="co7" style:family="table-column">
      <style:table-column-properties fo:break-before="auto" style:column-width="4.3815cm"/>
    </style:style>
    <style:style style:name="co8" style:family="table-column">
      <style:table-column-properties fo:break-before="auto" style:column-width="2.264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eek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trello &amp; github</text:p>
          </table:table-cell>
          <table:table-cell office:value-type="float" office:value="2" table:style-name="ce3">
            <text:p>2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Week_2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day's project meeting slides (e.g. powerpoint, updating the trello board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 - client meeting included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(writing text, checking related course documents, client's excel files etc.)</text:p>
          </table:table-cell>
          <table:table-cell office:value-type="float" office:value="13" table:style-name="ce3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github (e.g. downloading and using github desktop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Week_3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&amp; external meeting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&amp; requirements presentation slides</text:p>
          </table:table-cell>
          <table:table-cell office:value-type="float" office:value="4" table:style-name="ce3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&amp; watching other presentations</text:p>
          </table:table-cell>
          <table:table-cell office:value-type="string" table:style-name="ce3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lides for steering goup meeting, updating trello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Week_4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paration for steering group meeting (ppt slides, update trello)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description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 notes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Week_5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6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7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8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9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10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36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dc:creator>Charlie</dc:creator>
    <meta:creation-date>2016-11-14T15:42:45Z</meta:creation-date>
    <dc:date>2016-11-30T17:36:29Z</dc:date>
    <meta:editing-cycles>1</meta:editing-cycles>
    <meta:editing-duration>PT243S</meta:editing-duration>
  </office:meta>
</office:document-meta>
</file>